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4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68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44cc" officeooo:paragraph-rsid="001f44cc"/>
    </style:style>
    <style:style style:name="P2" style:family="paragraph" style:parent-style-name="Text_20_body">
      <style:text-properties officeooo:rsid="0020b72a" officeooo:paragraph-rsid="0020b72a"/>
    </style:style>
    <style:style style:name="P3" style:family="paragraph" style:parent-style-name="Text_20_body">
      <style:text-properties officeooo:rsid="00214930" officeooo:paragraph-rsid="00214930"/>
    </style:style>
    <style:style style:name="P4" style:family="paragraph" style:parent-style-name="Text_20_body">
      <style:text-properties officeooo:rsid="0022f01a" officeooo:paragraph-rsid="0022f01a"/>
    </style:style>
    <style:style style:name="P5" style:family="paragraph" style:parent-style-name="Text_20_body">
      <style:text-properties officeooo:rsid="00282321" officeooo:paragraph-rsid="002ed2b2"/>
    </style:style>
    <style:style style:name="P6" style:family="paragraph" style:parent-style-name="Text_20_body">
      <style:text-properties officeooo:rsid="00282321" officeooo:paragraph-rsid="002eea7c"/>
    </style:style>
    <style:style style:name="P7" style:family="paragraph" style:parent-style-name="Text_20_body">
      <style:text-properties officeooo:rsid="002a0fea" officeooo:paragraph-rsid="002ed2b2"/>
    </style:style>
    <style:style style:name="P8" style:family="paragraph" style:parent-style-name="Text_20_body">
      <style:text-properties officeooo:rsid="00304671" officeooo:paragraph-rsid="00304671"/>
    </style:style>
    <style:style style:name="P9" style:family="paragraph" style:parent-style-name="Text_20_body">
      <style:text-properties officeooo:rsid="00320811" officeooo:paragraph-rsid="00320811"/>
    </style:style>
    <style:style style:name="P10" style:family="paragraph" style:parent-style-name="Text_20_body">
      <style:text-properties officeooo:rsid="003f5d48" officeooo:paragraph-rsid="003f5d48"/>
    </style:style>
    <style:style style:name="P11" style:family="paragraph" style:parent-style-name="Text_20_body">
      <style:text-properties officeooo:rsid="0049f613" officeooo:paragraph-rsid="0049f613"/>
    </style:style>
    <style:style style:name="P12" style:family="paragraph" style:parent-style-name="Text_20_body">
      <style:text-properties officeooo:rsid="004ab6c3" officeooo:paragraph-rsid="004ab6c3"/>
    </style:style>
    <style:style style:name="P13" style:family="paragraph" style:parent-style-name="Text_20_body">
      <style:text-properties officeooo:rsid="004d59c2" officeooo:paragraph-rsid="004d59c2"/>
    </style:style>
    <style:style style:name="P14" style:family="paragraph" style:parent-style-name="Text_20_body">
      <style:text-properties officeooo:rsid="004edd08" officeooo:paragraph-rsid="004edd08"/>
    </style:style>
    <style:style style:name="P15" style:family="paragraph" style:parent-style-name="Text_20_body">
      <style:text-properties officeooo:rsid="004fffe3" officeooo:paragraph-rsid="004fffe3"/>
    </style:style>
    <style:style style:name="P16" style:family="paragraph" style:parent-style-name="Text_20_body">
      <style:text-properties officeooo:rsid="0051ddf6" officeooo:paragraph-rsid="0051ddf6"/>
    </style:style>
    <style:style style:name="P17" style:family="paragraph" style:parent-style-name="Text_20_body">
      <style:text-properties officeooo:rsid="0053216e" officeooo:paragraph-rsid="0053216e"/>
    </style:style>
    <style:style style:name="P18" style:family="paragraph" style:parent-style-name="Text_20_body">
      <style:text-properties officeooo:rsid="00561173" officeooo:paragraph-rsid="00561173"/>
    </style:style>
    <style:style style:name="P19" style:family="paragraph" style:parent-style-name="Text_20_body">
      <style:text-properties officeooo:rsid="0056fe05" officeooo:paragraph-rsid="0056fe05"/>
    </style:style>
    <style:style style:name="P20" style:family="paragraph" style:parent-style-name="Text_20_body">
      <style:text-properties officeooo:rsid="0057efce" officeooo:paragraph-rsid="0057efce"/>
    </style:style>
    <style:style style:name="P21" style:family="paragraph" style:parent-style-name="Text_20_body">
      <style:text-properties officeooo:rsid="00586b79" officeooo:paragraph-rsid="00586b79"/>
    </style:style>
    <style:style style:name="P22" style:family="paragraph" style:parent-style-name="Text_20_body">
      <style:text-properties officeooo:rsid="00594a2c" officeooo:paragraph-rsid="00594a2c"/>
    </style:style>
    <style:style style:name="P23" style:family="paragraph" style:parent-style-name="Text_20_body">
      <style:text-properties officeooo:rsid="00594a2c" officeooo:paragraph-rsid="005de82d"/>
    </style:style>
    <style:style style:name="P24" style:family="paragraph" style:parent-style-name="Text_20_body">
      <style:text-properties officeooo:rsid="005aa408" officeooo:paragraph-rsid="005aa408"/>
    </style:style>
    <style:style style:name="P25" style:family="paragraph" style:parent-style-name="Text_20_body">
      <style:text-properties officeooo:paragraph-rsid="005c0000"/>
    </style:style>
    <style:style style:name="P26" style:family="paragraph" style:parent-style-name="Text_20_body">
      <style:text-properties officeooo:rsid="005f4644" officeooo:paragraph-rsid="005f4644"/>
    </style:style>
    <style:style style:name="P27" style:family="paragraph" style:parent-style-name="Table_20_Contents">
      <style:text-properties officeooo:rsid="0022f01a" officeooo:paragraph-rsid="0022f01a"/>
    </style:style>
    <style:style style:name="P28" style:family="paragraph" style:parent-style-name="Table_20_Contents">
      <style:text-properties fo:font-weight="bold" officeooo:rsid="0022f01a" officeooo:paragraph-rsid="0022f01a" style:font-weight-asian="bold" style:font-weight-complex="bold"/>
    </style:style>
    <style:style style:name="P29" style:family="paragraph" style:parent-style-name="Table_20_Contents">
      <style:text-properties fo:font-weight="bold" officeooo:rsid="0060126f" officeooo:paragraph-rsid="0060126f" style:font-weight-asian="bold" style:font-weight-complex="bold"/>
    </style:style>
    <style:style style:name="P30" style:family="paragraph" style:parent-style-name="Table_20_Contents">
      <style:text-properties officeooo:rsid="003f5d48" officeooo:paragraph-rsid="003f5d48"/>
    </style:style>
    <style:style style:name="P31" style:family="paragraph" style:parent-style-name="Table_20_Contents">
      <style:text-properties officeooo:rsid="003ffe69" officeooo:paragraph-rsid="003ffe69"/>
    </style:style>
    <style:style style:name="P32" style:family="paragraph" style:parent-style-name="Table_20_Contents">
      <style:text-properties officeooo:rsid="00443f9b" officeooo:paragraph-rsid="00443f9b"/>
    </style:style>
    <style:style style:name="P33" style:family="paragraph" style:parent-style-name="Text_20_body">
      <style:text-properties officeooo:rsid="003f5d48" officeooo:paragraph-rsid="003f5d48"/>
    </style:style>
    <style:style style:name="P34" style:family="paragraph" style:parent-style-name="Heading_20_3">
      <style:text-properties officeooo:rsid="001f44cc" officeooo:paragraph-rsid="001f44cc"/>
    </style:style>
    <style:style style:name="P35" style:family="paragraph" style:parent-style-name="Heading_20_3">
      <style:text-properties officeooo:rsid="0020b72a" officeooo:paragraph-rsid="0020b72a"/>
    </style:style>
    <style:style style:name="P36" style:family="paragraph" style:parent-style-name="Heading_20_3">
      <style:text-properties officeooo:rsid="00214930" officeooo:paragraph-rsid="00214930"/>
    </style:style>
    <style:style style:name="P37" style:family="paragraph" style:parent-style-name="Heading_20_3">
      <style:text-properties officeooo:rsid="00245ff7" officeooo:paragraph-rsid="00245ff7"/>
    </style:style>
    <style:style style:name="P38" style:family="paragraph" style:parent-style-name="Heading_20_3">
      <style:text-properties officeooo:rsid="002d14b3" officeooo:paragraph-rsid="002d14b3"/>
    </style:style>
    <style:style style:name="P39" style:family="paragraph" style:parent-style-name="Heading_20_3">
      <style:text-properties officeooo:rsid="0049cbf6" officeooo:paragraph-rsid="0049cbf6"/>
    </style:style>
    <style:style style:name="P40" style:family="paragraph" style:parent-style-name="Heading_20_3">
      <style:text-properties officeooo:rsid="0049f613" officeooo:paragraph-rsid="0049f613"/>
    </style:style>
    <style:style style:name="P41" style:family="paragraph" style:parent-style-name="Heading_20_3">
      <style:text-properties officeooo:rsid="004ab6c3" officeooo:paragraph-rsid="004ab6c3"/>
    </style:style>
    <style:style style:name="P42" style:family="paragraph" style:parent-style-name="Heading_20_3">
      <style:text-properties officeooo:rsid="004d59c2" officeooo:paragraph-rsid="004d59c2"/>
    </style:style>
    <style:style style:name="P43" style:family="paragraph" style:parent-style-name="Heading_20_3">
      <style:text-properties officeooo:rsid="004edd08" officeooo:paragraph-rsid="004edd08"/>
    </style:style>
    <style:style style:name="P44" style:family="paragraph" style:parent-style-name="Heading_20_3">
      <style:text-properties officeooo:rsid="004fffe3" officeooo:paragraph-rsid="004fffe3"/>
    </style:style>
    <style:style style:name="P45" style:family="paragraph" style:parent-style-name="Heading_20_3">
      <style:text-properties officeooo:rsid="0051ddf6" officeooo:paragraph-rsid="0051ddf6"/>
    </style:style>
    <style:style style:name="P46" style:family="paragraph" style:parent-style-name="Heading_20_3">
      <style:text-properties officeooo:rsid="0053216e" officeooo:paragraph-rsid="0053216e"/>
    </style:style>
    <style:style style:name="P47" style:family="paragraph" style:parent-style-name="Heading_20_3">
      <style:text-properties officeooo:rsid="00561173" officeooo:paragraph-rsid="00561173"/>
    </style:style>
    <style:style style:name="P48" style:family="paragraph" style:parent-style-name="Heading_20_3">
      <style:text-properties officeooo:rsid="0056fe05" officeooo:paragraph-rsid="0056fe05"/>
    </style:style>
    <style:style style:name="P49" style:family="paragraph" style:parent-style-name="Heading_20_3">
      <style:text-properties officeooo:rsid="0057efce" officeooo:paragraph-rsid="0057efce"/>
    </style:style>
    <style:style style:name="P50" style:family="paragraph" style:parent-style-name="Heading_20_3">
      <style:text-properties officeooo:rsid="00586b79" officeooo:paragraph-rsid="00586b79"/>
    </style:style>
    <style:style style:name="P51" style:family="paragraph" style:parent-style-name="Heading_20_3">
      <style:text-properties officeooo:rsid="00594a2c" officeooo:paragraph-rsid="00594a2c"/>
    </style:style>
    <style:style style:name="P52" style:family="paragraph" style:parent-style-name="Heading_20_3">
      <style:text-properties officeooo:rsid="005aa408" officeooo:paragraph-rsid="005aa408"/>
    </style:style>
    <style:style style:name="P53" style:family="paragraph" style:parent-style-name="Heading_20_3">
      <style:text-properties officeooo:rsid="005c0000" officeooo:paragraph-rsid="005c0000"/>
    </style:style>
    <style:style style:name="P54" style:family="paragraph" style:parent-style-name="Heading_20_3">
      <style:text-properties officeooo:rsid="005de82d" officeooo:paragraph-rsid="005de82d"/>
    </style:style>
    <style:style style:name="P55" style:family="paragraph" style:parent-style-name="Heading_20_2">
      <style:text-properties officeooo:rsid="00245ff7" officeooo:paragraph-rsid="00245ff7"/>
    </style:style>
    <style:style style:name="P56" style:family="paragraph" style:parent-style-name="Heading_20_2">
      <style:text-properties officeooo:rsid="0032c588" officeooo:paragraph-rsid="0032c588"/>
    </style:style>
    <style:style style:name="P57" style:family="paragraph" style:parent-style-name="Heading_20_2">
      <style:text-properties officeooo:rsid="0049cbf6" officeooo:paragraph-rsid="0049cbf6"/>
    </style:style>
    <style:style style:name="P58" style:family="paragraph" style:parent-style-name="Heading_20_2">
      <style:text-properties officeooo:rsid="005f4644" officeooo:paragraph-rsid="006243ce"/>
    </style:style>
    <style:style style:name="P59" style:family="paragraph" style:parent-style-name="Heading_20_2">
      <style:text-properties officeooo:rsid="0060e19f" officeooo:paragraph-rsid="0060e19f"/>
    </style:style>
    <style:style style:name="P60" style:family="paragraph" style:parent-style-name="Heading_20_2">
      <style:text-properties officeooo:rsid="006243ce" officeooo:paragraph-rsid="006243ce"/>
    </style:style>
    <style:style style:name="T1" style:family="text">
      <style:text-properties officeooo:rsid="001f44cc"/>
    </style:style>
    <style:style style:name="T2" style:family="text">
      <style:text-properties officeooo:rsid="0022f01a"/>
    </style:style>
    <style:style style:name="T3" style:family="text">
      <style:text-properties officeooo:rsid="002a0fea"/>
    </style:style>
    <style:style style:name="T4" style:family="text">
      <style:text-properties officeooo:rsid="0041a106"/>
    </style:style>
    <style:style style:name="T5" style:family="text">
      <style:text-properties officeooo:rsid="004286d0"/>
    </style:style>
    <style:style style:name="T6" style:family="text">
      <style:text-properties officeooo:rsid="004301f6"/>
    </style:style>
    <style:style style:name="T7" style:family="text">
      <style:text-properties officeooo:rsid="004c368a"/>
    </style:style>
    <style:style style:name="T8" style:family="text">
      <style:text-properties officeooo:rsid="0054963f"/>
    </style:style>
    <style:style style:name="T9" style:family="text">
      <style:text-properties officeooo:rsid="005aa408"/>
    </style:style>
    <style:style style:name="T10" style:family="text">
      <style:text-properties officeooo:rsid="005de82d"/>
    </style:style>
    <style:style style:name="T11" style:family="text">
      <style:text-properties officeooo:rsid="006284b3"/>
    </style:style>
    <style:style style:name="T12" style:family="text">
      <style:text-properties officeooo:rsid="0064b2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<text:span text:style-name="T1">ОБЩИЕ ПОЛОЖЕНИЯ</text:span></text:h>
      <text:h text:style-name="Heading_20_3" text:outline-level="3">1.1 <text:span text:style-name="T1">Полное наименование системы и ее условное обозначение</text:span></text:h>
      <text:p text:style-name="P1">Полное наименование системы: Веб-приложение для для построения графиков на основе данных из «<text:span text:style-name="T12">Яндекс.Метрика</text:span>».</text:p>
      <text:p text:style-name="P1">Краткое наименование: <text:span text:style-name="T11">отсутствует</text:span>.</text:p>
      <text:h text:style-name="Heading_20_3" text:outline-level="3">1.2 Номер договора (<text:span text:style-name="T1">контракта</text:span>)</text:h>
      <text:p text:style-name="P1">Не требуется.</text:p>
      <text:h text:style-name="P34" text:outline-level="3">1.3 Наименования организации-заказчика и организаций-участников работ</text:h>
      <text:p text:style-name="P1">Не требуется.</text:p>
      <text:h text:style-name="P34" text:outline-level="3">1.4 Перечень документов, на основании которых создается система</text:h>
      <text:p text:style-name="P2"><text:s/>Не требуются.</text:p>
      <text:h text:style-name="P35" text:outline-level="3">1.5 Плановые сроки начала и окончания работ по созданию системы</text:h>
      <text:p text:style-name="P2">Плановый срок начала работ - 28 января 2017 года.</text:p>
      <text:p text:style-name="P2">Плановый срок окончания работ - 31 января 2017 года.</text:p>
      <text:h text:style-name="P36" text:outline-level="3">1.6 Источники и порядок финансирования работ.</text:h>
      <text:p text:style-name="P3">Отсутствуют.</text:p>
      <text:h text:style-name="P36" text:outline-level="3">1.7 Порядок оформления и предъявления заказчику результатов работ по созданию системы.</text:h>
      <text:p text:style-name="P3">Требования не предъявляются.</text:p>
      <text:h text:style-name="P36" text:outline-level="3">1.8 Перечень нормативно-технических документов, методических материалов, использованных при разработке технического задания.</text:h>
      <text:p text:style-name="P4">При разработке технического задания использовались следующие документы:</text:p>
      <text:p text:style-name="P4">- ГОСТ 34.602-89 Техническое задание на создание автоматизированной системы</text:p>
      <text:h text:style-name="Heading_20_3" text:outline-level="3"><text:span text:style-name="T2">1.9 Определения, обозначения и сокращения</text:span> 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№</text:p>
          </table:table-cell>
          <table:table-cell table:style-name="Table1.A1" office:value-type="string">
            <text:p text:style-name="P28">Сокращение</text:p>
          </table:table-cell>
          <table:table-cell table:style-name="Table1.C1" office:value-type="string">
            <text:p text:style-name="P28">Расшифровка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ТЗ </text:p>
          </table:table-cell>
          <table:table-cell table:style-name="Table1.C2" office:value-type="string">
            <text:p text:style-name="P27">Техническое задание</text:p>
          </table:table-cell>
        </table:table-row>
        <table:table-row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Метрика</text:p>
          </table:table-cell>
          <table:table-cell table:style-name="Table1.C2" office:value-type="string">
            <text:p text:style-name="P31"><text:span text:style-name="T4">Показатель активности пользователей на</text:span> сайт<text:span text:style-name="T5">е</text:span></text:p>
          </table:table-cell>
        </table:table-row>
        <text:soft-page-break/>
        <table:table-row table:style-name="Table1.4"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2">Тип динамики</text:p>
          </table:table-cell>
          <table:table-cell table:style-name="Table1.C2" office:value-type="string">
            <text:p text:style-name="P32">Временной период (день, месяц, год ..)</text:p>
          </table:table-cell>
        </table:table-row>
      </table:table>
      <text:h text:style-name="P55" text:outline-level="2">2 НАЗНАЧЕНИЕ И ЦЕЛИ СОЗДАНИЯ СИСТЕМЫ</text:h>
      <text:h text:style-name="P37" text:outline-level="3">2.1 Назначение системы</text:h>
      <text:p text:style-name="P8">Построение графиков по определенным показателям сайтов.</text:p>
      <text:h text:style-name="P38" text:outline-level="3">2.2 Цели создания системы</text:h>
      <text:p text:style-name="P7"><text:span text:style-name="T11">Система</text:span> представляет следующие функции:</text:p>
      <text:p text:style-name="P6">- <text:span text:style-name="T3">Вход в систему с помощью учетной записи в системе «Яндекс»</text:span></text:p>
      <text:p text:style-name="P5">- <text:span text:style-name="T3">Вывод списка сайтов прикрепленных к учетной записи пользователя на сервисе «Яндекс.Метрика»</text:span></text:p>
      <text:p text:style-name="P5">- <text:span text:style-name="T3">Построение графиков по отдельным показателям сайта в зависимости от выбранного периода времени</text:span></text:p>
      <text:p text:style-name="P9">Для реализации поставленных целей система должна решать следующие задачи:</text:p>
      <text:p text:style-name="P9">- Аутентификация пользователя с использованием OAuth2.0</text:p>
      <text:p text:style-name="P9">- Получение данных с сервиса «Яндекс.Метрика»</text:p>
      <text:p text:style-name="P9">- Построение графиков по данным полученным с сервиса «Яндекс.Метрика»</text:p>
      <text:h text:style-name="P56" text:outline-level="2">3 ХАРАКТЕРИСТИКА ОБЪЕКТА АВТОМАТИЗАЦИИ</text:h>
      <text:p text:style-name="P10">Объектом автоматизации является <text:span text:style-name="T6">следующий процесс:</text:span></text:p>
      <text:p text:style-name="P10">- <text:span text:style-name="T6">Получение от пользовательского интерфейса информации о выбранных метриках, <text:s/>датах начала и конца отчетного периода.</text:span></text:p>
      <text:p text:style-name="P10">- <text:span text:style-name="T6">Генерация запроса к сервису «Яндекс.Метрика».</text:span></text:p>
      <text:p text:style-name="P10">- <text:span text:style-name="T6">Отправка запроса на сервис «Яндекс.Метрика».</text:span></text:p>
      <text:p text:style-name="P10">- <text:span text:style-name="T6">Обработка ответа от сервиса «Яндекс.Метрика», обработка ошибок.</text:span></text:p>
      <text:p text:style-name="P10">- Построение графика по полученным данным.</text:p>
      <text:h text:style-name="P57" text:outline-level="2">4 ТРЕБОВАНИЯ К СИСТЕМЕ</text:h>
      <text:h text:style-name="P39" text:outline-level="3">4.1 Требования к системе в целом</text:h>
      <text:h text:style-name="P40" text:outline-level="3">4.1.1 Требования к структуре и функционированию системы</text:h>
      <text:h text:style-name="P40" text:outline-level="3">4.1.1.1 Перечень подсистем, их назначение и основные характеристики</text:h>
      <text:p text:style-name="P11">Подсистемы в составе системы не выделяются.</text:p>
      <text:p text:style-name="P11"/>
      <text:h text:style-name="P40" text:outline-level="3"><text:soft-page-break/>4.1.1.2 Требования к способам и средствам связи для информационного обмена между компонентами системы</text:h>
      <text:p text:style-name="P11">Требования не предъявляются.</text:p>
      <text:h text:style-name="P40" text:outline-level="3">4.1.1.3 Требования к характеристикам взаимосвязей создаваемой системы со смежными системами</text:h>
      <text:p text:style-name="P11">Система должна взаимодействовать со следующими системами:</text:p>
      <text:p text:style-name="P11">- «Яндекс.Метрика».</text:p>
      <text:p text:style-name="P11">Возможны следующие варианты взаимодействия со смежными системами:</text:p>
      <text:p text:style-name="P11">- Аутентификация с помощью учетной записи в смежной системе;</text:p>
      <text:p text:style-name="P11">- Получение данных по метрикам сайта прикрепленного к учетной записи в смежной системе.</text:p>
      <text:h text:style-name="P40" text:outline-level="3">4.1.1.4 Требования к режимам функционирования системы</text:h>
      <text:p text:style-name="P11">Требования не предъявляются.</text:p>
      <text:h text:style-name="P41" text:outline-level="3">4.1.1.5 Требования по диагностированию системы</text:h>
      <text:p text:style-name="P12">Требования не пред<text:span text:style-name="T7">ъ</text:span>являются.</text:p>
      <text:h text:style-name="P42" text:outline-level="3">4.1.1.6 Перспективы развития, модернизации системы</text:h>
      <text:p text:style-name="P13">Требования не предъявляются.</text:p>
      <text:h text:style-name="P43" text:outline-level="3">4.1.2 Требования к численности и квалификации персонала системы</text:h>
      <text:p text:style-name="P14">Для эксплуатации системы определена единственная роль: </text:p>
      <text:p text:style-name="P14">- Пользователь</text:p>
      <text:p text:style-name="P14">Пользователь должен иметь минимальный опыт пользования персональным компьютером.</text:p>
      <text:h text:style-name="P44" text:outline-level="3">4.1.3 Показатели назначения</text:h>
      <text:p text:style-name="P15">Требования не предъявляются.</text:p>
      <text:h text:style-name="P45" text:outline-level="3">4.1.4 Требования к надежности</text:h>
      <text:p text:style-name="P16">Требования не предъявляются.</text:p>
      <text:h text:style-name="P46" text:outline-level="3">4.1.5 Требования к безопасности</text:h>
      <text:p text:style-name="P17">Требования по безопасности при работе с системой идентичны требованиям по безоп<text:span text:style-name="T9">а</text:span>сности при работе с персональным комп<text:span text:style-name="T8">ь</text:span>ютером.</text:p>
      <text:h text:style-name="P47" text:outline-level="3"><text:soft-page-break/>4.1.6 Требования по эргономике и технической эстетике</text:h>
      <text:p text:style-name="P18">Требования не предъявляются.</text:p>
      <text:h text:style-name="P48" text:outline-level="3">4.1.7 Требования к транспортабельности для подвижных АС</text:h>
      <text:p text:style-name="P19">Требования не предъявляются.</text:p>
      <text:h text:style-name="P49" text:outline-level="3">4.1.8 Требования к эксплуатации, техническому обслуживанию, ремонту и хранению компонентов системы</text:h>
      <text:p text:style-name="P20">Требования не предъявляются.</text:p>
      <text:h text:style-name="P50" text:outline-level="3">4.1.9 Требования к защите информации от несанкционированного доступа</text:h>
      <text:p text:style-name="P21">// TODO</text:p>
      <text:p text:style-name="P23">Требования не предъявляются.</text:p>
      <text:h text:style-name="P50" text:outline-level="3">4.1.10 Требования по сохранности информации при авариях</text:h>
      <text:p text:style-name="P21">Требования не предъявляются, так как система не содержит данных без которых невозможна корректная работа.</text:p>
      <text:h text:style-name="P51" text:outline-level="3">4.1.11 Требования к защите от влияния внешних воздействий</text:h>
      <text:p text:style-name="P22">Требования не предъявляются.</text:p>
      <text:h text:style-name="P52" text:outline-level="3">4.1.12 Требования к патентной чистоте</text:h>
      <text:p text:style-name="P24">Требования не предъявляются</text:p>
      <text:h text:style-name="P52" text:outline-level="3">4.1.13 Требования по стандартизации и унификации</text:h>
      <text:p text:style-name="P24">Требования не предъявляются.</text:p>
      <text:h text:style-name="P52" text:outline-level="3">4.1.14 Дополнительные требования</text:h>
      <text:p text:style-name="P24">Дополнительные требования не предъявляются.</text:p>
      <text:h text:style-name="P53" text:outline-level="3">4.2 Требования к функциям (задачам), выполняемым системой</text:h>
      <text:p text:style-name="P25">// <text:span text:style-name="T10">TODO</text:span></text:p>
      <text:p text:style-name="P23">Требования не предъявляются.</text:p>
      <text:h text:style-name="P54" text:outline-level="3">4.3 Требования к видам обеспечения</text:h>
      <text:p text:style-name="P26">Требования не предъявляются.</text:p>
      <text:h text:style-name="P58" text:outline-level="2"><text:soft-page-break/>5 СОСТАВ И СОДЕРЖАНИЕ РАБОТ ПО СОЗДАНИЮ (РАЗВИТИЮ) СИСТЕМЫ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Этап</text:p>
          </table:table-cell>
          <table:table-cell table:style-name="Table2.A1" office:value-type="string">
            <text:p text:style-name="P29">Содержание работ</text:p>
          </table:table-cell>
          <table:table-cell table:style-name="Table2.C1" office:value-type="string">
            <text:p text:style-name="P29">Результаты работ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h text:style-name="P59" text:outline-level="2">6 ПОРЯДОК КОНТРОЛЯ И ПРИЕМКИ СИСТЕМЫ</text:h>
      <text:h text:style-name="P60" text:outline-level="2">7 ТРЕБОВАНИЯ К СОСТАВУ И СОДЕРЖАНИЮ РАБОТ ПО ПОДГОТОВКЕ ОБЪЕКТА АВТОМАТИЗАЦИИ К ВВОДУ СИСТЕМЫ В ДЕЙСТВИЕ</text:h>
      <text:h text:style-name="P60" text:outline-level="2">8 ТРЕБОВАНИЯ ПО ДОКУМЕНТИРОВАНИЮ</text:h>
      <text:h text:style-name="P60" text:outline-level="2">9 ИСТОЧНИКИ РАЗРАБОТКИ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12:39.848807838</meta:creation-date>
    <dc:date>2017-02-01T12:35:12.895492450</dc:date>
    <meta:editing-duration>PT5H11M38S</meta:editing-duration>
    <meta:editing-cycles>66</meta:editing-cycles>
    <meta:generator>LibreOffice/5.1.4.2$Linux_X86_64 LibreOffice_project/10m0$Build-2</meta:generator>
    <meta:document-statistic meta:table-count="2" meta:image-count="0" meta:object-count="0" meta:page-count="5" meta:paragraph-count="113" meta:word-count="636" meta:character-count="5023" meta:non-whitespace-character-count="4495"/>
  </office:meta>
</office:document-meta>
</file>